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39d9" officeooo:paragraph-rsid="001939d9"/>
    </style:style>
    <style:style style:name="P2" style:family="paragraph" style:parent-style-name="Standard">
      <style:text-properties fo:language="en" fo:country="US" officeooo:rsid="001939d9" officeooo:paragraph-rsid="00201371"/>
    </style:style>
    <style:style style:name="P3" style:family="paragraph" style:parent-style-name="Standard">
      <style:text-properties fo:language="en" fo:country="US" fo:font-weight="bold" officeooo:rsid="00194c41" officeooo:paragraph-rsid="00194c41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194c41" officeooo:paragraph-rsid="00201371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b2330" officeooo:paragraph-rsid="001b2330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b2330" officeooo:paragraph-rsid="001e5ad1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939d9" officeooo:paragraph-rsid="00201371" style:font-weight-asian="bold" style:font-weight-complex="bold"/>
    </style:style>
    <style:style style:name="P8" style:family="paragraph" style:parent-style-name="Standard">
      <style:text-properties fo:language="en" fo:country="US" officeooo:rsid="00194c41" officeooo:paragraph-rsid="00194c41"/>
    </style:style>
    <style:style style:name="P9" style:family="paragraph" style:parent-style-name="Standard">
      <style:text-properties fo:language="en" fo:country="US" officeooo:rsid="00194c41" officeooo:paragraph-rsid="001c4d22"/>
    </style:style>
    <style:style style:name="P10" style:family="paragraph" style:parent-style-name="Standard">
      <style:text-properties fo:language="en" fo:country="US" officeooo:rsid="00194c41" officeooo:paragraph-rsid="001da0a0"/>
    </style:style>
    <style:style style:name="P11" style:family="paragraph" style:parent-style-name="Standard">
      <style:text-properties fo:language="en" fo:country="US" fo:font-weight="normal" officeooo:rsid="001b2330" officeooo:paragraph-rsid="001b2330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1b2330" officeooo:paragraph-rsid="001e5ad1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1e5ad1" officeooo:paragraph-rsid="001e5ad1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1939d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194c41" officeooo:paragraph-rsid="0022c466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0194c41" officeooo:paragraph-rsid="002439cc"/>
    </style:style>
    <style:style style:name="P17" style:family="paragraph" style:parent-style-name="Standard">
      <style:text-properties fo:language="en" fo:country="US" officeooo:rsid="00194c41" officeooo:paragraph-rsid="0022c466"/>
    </style:style>
    <style:style style:name="P18" style:family="paragraph" style:parent-style-name="Standard">
      <style:text-properties fo:language="en" fo:country="US" officeooo:rsid="00194c41" officeooo:paragraph-rsid="002439cc"/>
    </style:style>
    <style:style style:name="P19" style:family="paragraph" style:parent-style-name="Standard">
      <style:text-properties fo:language="en" fo:country="US" fo:font-weight="bold" officeooo:rsid="001b2330" officeooo:paragraph-rsid="0022c466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1b2330" officeooo:paragraph-rsid="002439cc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1939d9" officeooo:paragraph-rsid="0022c466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1939d9" officeooo:paragraph-rsid="002439cc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194c41" officeooo:paragraph-rsid="0022c466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194c41" officeooo:paragraph-rsid="002439cc" style:font-weight-asian="bold" style:font-weight-complex="bold"/>
    </style:style>
    <style:style style:name="P25" style:family="paragraph" style:parent-style-name="Standard">
      <style:text-properties fo:language="en" fo:country="US" fo:font-weight="normal" officeooo:rsid="001b2330" officeooo:paragraph-rsid="0022c466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1b2330" officeooo:paragraph-rsid="002439cc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1e5ad1" officeooo:paragraph-rsid="0022c466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1e5ad1" officeooo:paragraph-rsid="002439cc" style:font-weight-asian="normal" style:font-weight-complex="normal"/>
    </style:style>
    <style:style style:name="P29" style:family="paragraph" style:parent-style-name="Standard">
      <style:text-properties fo:language="en" fo:country="US" officeooo:rsid="001939d9" officeooo:paragraph-rsid="0022c466"/>
    </style:style>
    <style:style style:name="P30" style:family="paragraph" style:parent-style-name="Standard">
      <style:text-properties fo:language="en" fo:country="US" officeooo:rsid="001939d9" officeooo:paragraph-rsid="002439cc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22c466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2439cc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330" style:font-weight-asian="bold" style:font-weight-complex="bold"/>
    </style:style>
    <style:style style:name="T3" style:family="text">
      <style:text-properties fo:font-weight="bold" officeooo:rsid="001e5ad1" style:font-weight-asian="bold" style:font-weight-complex="bold"/>
    </style:style>
    <style:style style:name="T4" style:family="text">
      <style:text-properties fo:font-weight="bold" officeooo:rsid="002439cc" style:font-weight-asian="bold" style:font-weight-complex="bold"/>
    </style:style>
    <style:style style:name="T5" style:family="text">
      <style:text-properties officeooo:rsid="001da0a0"/>
    </style:style>
    <style:style style:name="T6" style:family="text">
      <style:text-properties officeooo:rsid="001e5ad1"/>
    </style:style>
    <style:style style:name="T7" style:family="text">
      <style:text-properties officeooo:rsid="00201371"/>
    </style:style>
    <style:style style:name="T8" style:family="text">
      <style:text-properties officeooo:rsid="0020d95f"/>
    </style:style>
    <style:style style:name="T9" style:family="text">
      <style:text-properties officeooo:rsid="00243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9">Premiers problèmes avec les</text:span> listes</text:p>
      <text:p text:style-name="P31"/>
      <text:p text:style-name="P19">Exercice 1</text:p>
      <text:p text:style-name="P25">Ecrivez une fonction qui <text:span text:style-name="T6">indique le nombre d’éléments</text:span> de la liste.</text:p>
      <text:p text:style-name="P25">Exemple:<text:tab/>Avec [5, 27, 6, -4, 11, -7] → <text:span text:style-name="T6">6</text:span></text:p>
      <text:p text:style-name="P25"/>
      <text:p text:style-name="P19">Exercice <text:span text:style-name="T6">2</text:span></text:p>
      <text:p text:style-name="P25">Ecrivez <text:span text:style-name="T6">deux</text:span> fonction<text:span text:style-name="T6">s</text:span> qui <text:span text:style-name="T6">indiquent si une liste est vide ou non</text:span>.</text:p>
      <text:p text:style-name="P27">Une des deux utilise la fonction de l’exercice 1, l’autre non.</text:p>
      <text:p text:style-name="P19"/>
      <text:p text:style-name="P19">Exercice <text:span text:style-name="T9">3</text:span></text:p>
      <text:p text:style-name="P25">Ecrivez une fonction qui <text:span text:style-name="T6">indique</text:span> le premier nombre négatif de la liste.</text:p>
      <text:p text:style-name="P25">Exemple:<text:tab/>Avec [5, 27, 6, -4, 11, -7] → -4</text:p>
      <text:p text:style-name="P25"/>
      <text:p text:style-name="P21">Exercice <text:span text:style-name="T9">4</text:span></text:p>
      <text:p text:style-name="P29">Écrivez une fonction d<text:span text:style-name="T6">on</text:span>nant <text:span text:style-name="T5">la position du dernier nombre pair de la liste</text:span>.</text:p>
      <text:p text:style-name="P29">Exemple : <text:tab/>Avec [2<text:span text:style-name="T5">1</text:span>, 5, 7, 12, 10] → <text:span text:style-name="T5">3</text:span> <text:tab/><text:span text:style-name="T2">| </text:span>Avec [3, 5, 8, 11, 15] → <text:span text:style-name="T5">2</text:span></text:p>
      <text:p text:style-name="P29"/>
      <text:p text:style-name="P21">Exercice <text:span text:style-name="T9">5</text:span></text:p>
      <text:p text:style-name="P29">Écrivez une fonction d<text:span text:style-name="T6">on</text:span>nant <text:span text:style-name="T5">la position de la valeur maximum de la liste</text:span>.</text:p>
      <text:p text:style-name="P29">Exemple : <text:tab/>Avec [2<text:span text:style-name="T5">1</text:span>, 5<text:span text:style-name="T7">1</text:span>, 7, 12, 10] → <text:span text:style-name="T7">1</text:span> <text:tab/><text:span text:style-name="T2">| </text:span>Avec [3, 5, 8, 11, 15] → <text:span text:style-name="T7">3</text:span></text:p>
      <text:p text:style-name="P29"/>
      <text:p text:style-name="P23">Exercice <text:span text:style-name="T9">6</text:span></text:p>
      <text:p text:style-name="P17">Écrivez une fonction prenant en entrée une liste de nombres et de chaînes de caractères, et qui les sépare en deux liste<text:span text:style-name="T5">s</text:span> ne contenant qu’un seul type de donnée chacune.</text:p>
      <text:p text:style-name="P17">Exemple : <text:tab/>Avec [“bonjour”, 2, “vélo”, “Lucile”, 34, “portable”, 5] → </text:p>
      <text:p text:style-name="P17"><text:tab/><text:tab/>[“bonjour”, “vélo”, “Lucile”, “portable”] et [2, 34, 5]</text:p>
      <text:p text:style-name="P29"><text:span text:style-name="T1">Exercice </text:span><text:span text:style-name="T4">7</text:span></text:p>
      <text:p text:style-name="P29">Écrivez une fonction prenant une liste de nombres en entrée, et renvoyant la liste sans aucun doublons.</text:p>
      <text:p text:style-name="P29">Exemple : <text:tab/>Avec [3, 5, 2, 5, 1, 6, 3] → [3, 5, 2, 1, 6]</text:p>
      <text:p text:style-name="P29"/>
      <text:p text:style-name="P23">Exercice <text:span text:style-name="T9">8</text:span></text:p>
      <text:p text:style-name="P17">Ecrivez une fonction prenant une liste de noms et renvoyant une liste avec le premier, puis le dernier, puis le second, puis l’avant-dernier, etc…</text:p>
      <text:p text:style-name="P17">Exemple :<text:tab/>Avec [“Bilal”, “Romain”, “Aya”, “Jules”, “Alice”, “Sena”] </text:p>
      <text:p text:style-name="P15"><text:tab/><text:tab/>→ [“Bilal”, “Sena”, <text:tab/>“Romain”, “Alice”, “Aya”, “Jules]</text:p>
      <text:p text:style-name="P32"><text:span text:style-name="T9">Premiers problèmes avec les</text:span> listes</text:p>
      <text:p text:style-name="P32"/>
      <text:p text:style-name="P20">Exercice 1</text:p>
      <text:p text:style-name="P26">Ecrivez une fonction qui <text:span text:style-name="T6">indique le nombre d’éléments</text:span> de la liste.</text:p>
      <text:p text:style-name="P26">Exemple:<text:tab/>Avec [5, 27, 6, -4, 11, -7] → <text:span text:style-name="T6">6</text:span></text:p>
      <text:p text:style-name="P26"/>
      <text:p text:style-name="P20">Exercice <text:span text:style-name="T6">2</text:span></text:p>
      <text:p text:style-name="P26">Ecrivez <text:span text:style-name="T6">deux</text:span> fonction<text:span text:style-name="T6">s</text:span> qui <text:span text:style-name="T6">indiquent si une liste est vide ou non</text:span>.</text:p>
      <text:p text:style-name="P28">Une des deux utilise la fonction de l’exercice 1, l’autre non.</text:p>
      <text:p text:style-name="P20"/>
      <text:p text:style-name="P20">Exercice <text:span text:style-name="T9">3</text:span></text:p>
      <text:p text:style-name="P26">Ecrivez une fonction qui <text:span text:style-name="T6">indique</text:span> le premier nombre négatif de la liste.</text:p>
      <text:p text:style-name="P26">Exemple:<text:tab/>Avec [5, 27, 6, -4, 11, -7] → -4</text:p>
      <text:p text:style-name="P26"/>
      <text:p text:style-name="P22">Exercice <text:span text:style-name="T9">4</text:span></text:p>
      <text:p text:style-name="P30">Écrivez une fonction d<text:span text:style-name="T6">on</text:span>nant <text:span text:style-name="T5">la position du dernier nombre pair de la liste</text:span>.</text:p>
      <text:p text:style-name="P30">Exemple : <text:tab/>Avec [2<text:span text:style-name="T5">1</text:span>, 5, 7, 12, 10] → <text:span text:style-name="T5">3</text:span> <text:tab/><text:span text:style-name="T2">| </text:span>Avec [3, 5, 8, 11, 15] → <text:span text:style-name="T5">2</text:span></text:p>
      <text:p text:style-name="P30"/>
      <text:p text:style-name="P22">Exercice <text:span text:style-name="T9">5</text:span></text:p>
      <text:p text:style-name="P30">Écrivez une fonction d<text:span text:style-name="T6">on</text:span>nant <text:span text:style-name="T5">la position de la valeur maximum de la liste</text:span>.</text:p>
      <text:p text:style-name="P30">Exemple : <text:tab/>Avec [2<text:span text:style-name="T5">1</text:span>, 5<text:span text:style-name="T7">1</text:span>, 7, 12, 10] → <text:span text:style-name="T7">1</text:span> <text:tab/><text:span text:style-name="T2">| </text:span>Avec [3, 5, 8, 11, 15] → <text:span text:style-name="T7">3</text:span></text:p>
      <text:p text:style-name="P30"/>
      <text:p text:style-name="P24">Exercice <text:span text:style-name="T9">6</text:span></text:p>
      <text:p text:style-name="P18">Écrivez une fonction prenant en entrée une liste de nombres et de chaînes de caractères, et qui les sépare en deux liste<text:span text:style-name="T5">s</text:span> ne contenant qu’un seul type de donnée chacune.</text:p>
      <text:p text:style-name="P18">Exemple : <text:tab/>Avec [“bonjour”, 2, “vélo”, “Lucile”, 34, “portable”, 5] → </text:p>
      <text:p text:style-name="P18"><text:tab/><text:tab/>[“bonjour”, “vélo”, “Lucile”, “portable”] et [2, 34, 5]</text:p>
      <text:p text:style-name="P30"><text:span text:style-name="T1">Exercice </text:span><text:span text:style-name="T4">7</text:span></text:p>
      <text:p text:style-name="P30">Écrivez une fonction prenant une liste de nombres en entrée, et renvoyant la liste sans aucun doublons.</text:p>
      <text:p text:style-name="P30">Exemple : <text:tab/>Avec [3, 5, 2, 5, 1, 6, 3] → [3, 5, 2, 1, 6]</text:p>
      <text:p text:style-name="P30"/>
      <text:p text:style-name="P24">Exercice <text:span text:style-name="T9">8</text:span></text:p>
      <text:p text:style-name="P18">Ecrivez une fonction prenant une liste de noms et renvoyant une liste avec le premier, puis le dernier, puis le second, puis l’avant-dernier, etc…</text:p>
      <text:p text:style-name="P18">Exemple :<text:tab/>Avec [“Bilal”, “Romain”, “Aya”, “Jules”, “Alice”, “Sena”] </text:p>
      <text:p text:style-name="P16"><text:tab/><text:tab/>→ [“Bilal”, “Sena”, <text:tab/>“Romain”, “Alice”, “Aya”, “Jule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7:41:14.432000000</meta:creation-date>
    <dc:date>2024-09-03T18:15:03.588730810</dc:date>
    <meta:editing-duration>PT47M23S</meta:editing-duration>
    <meta:editing-cycles>9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54" meta:word-count="546" meta:character-count="2942" meta:non-whitespace-character-count="2424"/>
  </office:meta>
</office:document-meta>
</file>